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363824129" calcext:value-type="float">
            <text:p>1,363824129</text:p>
          </table:table-cell>
          <table:table-cell office:value-type="float" office:value="0.5242463946" calcext:value-type="float">
            <text:p>0,5242463946</text:p>
          </table:table-cell>
          <table:table-cell office:value-type="float" office:value="0.003840084188" calcext:value-type="float">
            <text:p>0,0038400842</text:p>
          </table:table-cell>
          <table:table-cell office:value-type="float" office:value="0.0001728413627" calcext:value-type="float">
            <text:p>0,0001728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942" calcext:value-type="float">
            <text:p>68942</text:p>
          </table:table-cell>
          <table:table-cell office:value-type="float" office:value="1.131829739" calcext:value-type="float">
            <text:p>1,131829739</text:p>
          </table:table-cell>
          <table:table-cell office:value-type="float" office:value="0.5882775187" calcext:value-type="float">
            <text:p>0,5882775187</text:p>
          </table:table-cell>
          <table:table-cell office:value-type="float" office:value="0.0009259601939" calcext:value-type="float">
            <text:p>0,0009259602</text:p>
          </table:table-cell>
          <table:table-cell table:style-name="ce1" office:value-type="float" office:value="0.00002222304465" calcext:value-type="float">
            <text:p>2,22E-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203" calcext:value-type="float">
            <text:p>69203</text:p>
          </table:table-cell>
          <table:table-cell office:value-type="float" office:value="1.209955812" calcext:value-type="float">
            <text:p>1,209955812</text:p>
          </table:table-cell>
          <table:table-cell office:value-type="float" office:value="0.5499294996" calcext:value-type="float">
            <text:p>0,5499294996</text:p>
          </table:table-cell>
          <table:table-cell office:value-type="float" office:value="0.000568219577" calcext:value-type="float">
            <text:p>0,0005682196</text:p>
          </table:table-cell>
          <table:table-cell table:style-name="ce1" office:value-type="float" office:value="0.000007379474937" calcext:value-type="float">
            <text:p>7,38E-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389" calcext:value-type="float">
            <text:p>69389</text:p>
          </table:table-cell>
          <table:table-cell office:value-type="float" office:value="1.071277022" calcext:value-type="float">
            <text:p>1,071277022</text:p>
          </table:table-cell>
          <table:table-cell office:value-type="float" office:value="0.5835344791" calcext:value-type="float">
            <text:p>0,5835344791</text:p>
          </table:table-cell>
          <table:table-cell office:value-type="float" office:value="0.0005961405695" calcext:value-type="float">
            <text:p>0,0005961406</text:p>
          </table:table-cell>
          <table:table-cell table:style-name="ce1" office:value-type="float" office:value="0.00001471951964" calcext:value-type="float">
            <text:p>1,47E-0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627" calcext:value-type="float">
            <text:p>69627</text:p>
          </table:table-cell>
          <table:table-cell office:value-type="float" office:value="1.174224734" calcext:value-type="float">
            <text:p>1,174224734</text:p>
          </table:table-cell>
          <table:table-cell office:value-type="float" office:value="0.5693833828" calcext:value-type="float">
            <text:p>0,5693833828</text:p>
          </table:table-cell>
          <table:table-cell office:value-type="float" office:value="0.000894775847" calcext:value-type="float">
            <text:p>0,0008947758</text:p>
          </table:table-cell>
          <table:table-cell table:style-name="ce1" office:value-type="float" office:value="0.000022002685" calcext:value-type="float">
            <text:p>2,20E-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989" calcext:value-type="float">
            <text:p>69989</text:p>
          </table:table-cell>
          <table:table-cell office:value-type="float" office:value="1.097868204" calcext:value-type="float">
            <text:p>1,097868204</text:p>
          </table:table-cell>
          <table:table-cell office:value-type="float" office:value="0.5905876756" calcext:value-type="float">
            <text:p>0,5905876756</text:p>
          </table:table-cell>
          <table:table-cell office:value-type="float" office:value="0.0003283233673" calcext:value-type="float">
            <text:p>0,0003283234</text:p>
          </table:table-cell>
          <table:table-cell table:style-name="ce1" office:value-type="float" office:value="0.00001459214945" calcext:value-type="float">
            <text:p>1,46E-0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092" calcext:value-type="float">
            <text:p>70092</text:p>
          </table:table-cell>
          <table:table-cell office:value-type="float" office:value="1.113667369" calcext:value-type="float">
            <text:p>1,113667369</text:p>
          </table:table-cell>
          <table:table-cell office:value-type="float" office:value="0.5982126594" calcext:value-type="float">
            <text:p>0,5982126594</text:p>
          </table:table-cell>
          <table:table-cell office:value-type="float" office:value="0.0008159577847" calcext:value-type="float">
            <text:p>0,0008159578</text:p>
          </table:table-cell>
          <table:table-cell table:style-name="ce1" office:value-type="float" office:value="0.00001457067538" calcext:value-type="float">
            <text:p>1,46E-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534" calcext:value-type="float">
            <text:p>70534</text:p>
          </table:table-cell>
          <table:table-cell office:value-type="float" office:value="1.194104791" calcext:value-type="float">
            <text:p>1,194104791</text:p>
          </table:table-cell>
          <table:table-cell office:value-type="float" office:value="0.5880077481" calcext:value-type="float">
            <text:p>0,5880077481</text:p>
          </table:table-cell>
          <table:table-cell office:value-type="float" office:value="0.0004705507599" calcext:value-type="float">
            <text:p>0,0004705508</text:p>
          </table:table-cell>
          <table:table-cell table:style-name="ce1" office:value-type="float" office:value="0.00001447848535" calcext:value-type="float">
            <text:p>1,45E-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820" calcext:value-type="float">
            <text:p>70820</text:p>
          </table:table-cell>
          <table:table-cell office:value-type="float" office:value="1.149081349" calcext:value-type="float">
            <text:p>1,149081349</text:p>
          </table:table-cell>
          <table:table-cell office:value-type="float" office:value="0.5886617899" calcext:value-type="float">
            <text:p>0,5886617899</text:p>
          </table:table-cell>
          <table:table-cell office:value-type="float" office:value="0.0004398076271" calcext:value-type="float">
            <text:p>0,0004398076</text:p>
          </table:table-cell>
          <table:table-cell table:style-name="ce1" office:value-type="float" office:value="0.000007209961495" calcext:value-type="float">
            <text:p>7,21E-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031" calcext:value-type="float">
            <text:p>71031</text:p>
          </table:table-cell>
          <table:table-cell office:value-type="float" office:value="1.058422089" calcext:value-type="float">
            <text:p>1,058422089</text:p>
          </table:table-cell>
          <table:table-cell office:value-type="float" office:value="0.5999473333" calcext:value-type="float">
            <text:p>0,5999473333</text:p>
          </table:table-cell>
          <table:table-cell office:value-type="float" office:value="0.0002228404192" calcext:value-type="float">
            <text:p>0,0002228404</text:p>
          </table:table-cell>
          <table:table-cell table:style-name="ce1" office:value-type="float" office:value="0.000007188401014" calcext:value-type="float">
            <text:p>7,19E-006</text:p>
          </table:table-cell>
        </table:table-row>
        <table:table-row table:style-name="ro1">
          <table:table-cell table:number-columns-repeated="2"/>
          <table:table-cell table:formula="of:=AVERAGE([.C2:.C11])" office:value-type="float" office:value="1.1564255238" calcext:value-type="float">
            <text:p>1,1564255238</text:p>
          </table:table-cell>
          <table:table-cell table:formula="of:=AVERAGE([.D2:.D11])" office:value-type="float" office:value="0.57807884811" calcext:value-type="float">
            <text:p>0,5780788481</text:p>
          </table:table-cell>
          <table:table-cell table:formula="of:=AVERAGE([.E2:.E11])" office:value-type="float" office:value="0.00091026603336" calcext:value-type="float">
            <text:p>0,000910266</text:p>
          </table:table-cell>
          <table:table-cell table:formula="of:=AVERAGE([.F2:.F11])" office:value-type="float" office:value="0.0000297205759616" calcext:value-type="float">
            <text:p>2,97205759616E-005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39:37.312555228</dc:date>
    <meta:document-statistic meta:table-count="1" meta:cell-count="70" meta:object-count="0"/>
    <meta:generator>LibreOffice/4.1.4.2$Linux_X86_64 LibreOffice_project/410m0$Build-2</meta:generator>
  </office:meta>
</office:document-meta>
</file>